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97a" officeooo:paragraph-rsid="0008f97a"/>
    </style:style>
    <style:style style:name="P2" style:family="paragraph" style:parent-style-name="Standard">
      <style:text-properties officeooo:rsid="000aab2e" officeooo:paragraph-rsid="000aab2e"/>
    </style:style>
    <style:style style:name="P3" style:family="paragraph" style:parent-style-name="Standard">
      <style:text-properties officeooo:rsid="000b3d80" officeooo:paragraph-rsid="000b3d80"/>
    </style:style>
    <style:style style:name="T1" style:family="text">
      <style:text-properties officeooo:rsid="000aab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model</text:p>
      <text:p text:style-name="P1">Physics</text:p>
      <text:p text:style-name="P1">Numerics – <text:span text:style-name="T1">spatial, temporal, order of acc, CFL, dirichlet</text:span></text:p>
      <text:p text:style-name="P1"/>
      <text:p text:style-name="P2">Design decisions w/ justification/reasoning</text:p>
      <text:p text:style-name="P1">getting inputs</text:p>
      <text:p text:style-name="P1">checking inputs</text:p>
      <text:p text:style-name="P3">calcing derived params</text:p>
      <text:p text:style-name="P3">confirmation</text:p>
      <text:p text:style-name="P3">solv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6:56:03.290389800</meta:creation-date>
    <dc:date>2026-02-04T07:20:40.500272600</dc:date>
    <meta:editing-duration>PT3M39S</meta:editing-duration>
    <meta:editing-cycles>1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9" meta:word-count="24" meta:character-count="186" meta:non-whitespace-character-count="170"/>
  </office:meta>
</office:document-meta>
</file>